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29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1.7</text:user-defined></text:p>
          </table:table-cell>
          <table:table-cell table:style-name="Versiones.B2" office:value-type="string">
            <text:p text:style-name="P10">Corrigiendo el sexto párrafo.</text:p>
          </table:table-cell>
        </table:table-row>
        <table:table-row>
          <table:table-cell table:style-name="Versiones.A3" office:value-type="string">
            <text:p text:style-name="P9">1.6</text:p>
          </table:table-cell>
          <table:table-cell table:style-name="Versiones.B2" office:value-type="string">
            <text:p text:style-name="P10">Corrigiendo el quinto párrafo.</text:p>
          </table:table-cell>
        </table:table-row>
        <table:table-row>
          <table:table-cell table:style-name="Versiones.A2" office:value-type="string">
            <text:p text:style-name="P8">1.5</text:p>
          </table:table-cell>
          <table:table-cell table:style-name="Versiones.B2" office:value-type="string">
            <text:p text:style-name="P10">Empezando a traducir el séptim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5">1. Traducción del texto<text:tab/>3</text:p>
          <text:p text:style-name="P16">1.1 Primer y segundo párrafo (corregidos los días 1-X-07 y 2-X-07)<text:tab/>3</text:p>
          <text:p text:style-name="P16">1.2 Tercer y cuarto párrafo (corregido el día 2-X-07)<text:tab/>3</text:p>
          <text:p text:style-name="P16">1.3 Quinto párrafo (corregido el día 2-X-07)<text:tab/>4</text:p>
          <text:p text:style-name="P16">1.4 Sexto párrafo (corregido el día 8-X-07)<text:tab/>4</text:p>
          <text:p text:style-name="P16">1.5 Sexto párrafo (sin corregir)<text:tab/>4</text:p>
          <text:p text:style-name="P16">1.6 Séptimo párrafo (sin corregir)<text:tab/>4</text:p>
          <text:p text:style-name="P15">2. Explicación a algunas de las traducciones más complicadas<text:tab/>4</text:p>
        </text:index-body>
      </text:table-of-content>
      <text:p text:style-name="P12"/>
      <text:section text:style-name="Sect4" text:name="Área2">
        <text:h text:style-name="P13" text:outline-level="1">1. Traducción del texto</text:h>
        <text:h text:style-name="Heading_20_2" text:outline-level="2">1.1 Primer y segundo párrafo (corregidos los días 1-X-07 y 2-X-07)</text:h>
        <text:p text:style-name="P5">SCO, para quien nunca haya oído hablar de dicha compañía, se pronuncia “SCO” como en Scopes. En realidad el caso SCO de 2003 se va pareciendo cada vez más al famoso “juicio del mono” que tuvo lugar en Scopes de 1925, en el cual se enfrentaron fundamentalistas religiosos contra progresistas que querían que se enseñara la teoría evolutiva de Darwin además del creacionismo bíblico en las clases escolares norteamericanas. El caso SCO juega el mismo rol en la guerra de culturas que en la actualidad afecta a la industria del software. Por un lado tenemos a la gente trajeada que hacen de fundamentalistas, que apuestan por el cierre y la privacidad de los sistemas informáticos. Enfrentándose a ellos se encuentran los evolucionistas de nuestros días, los “melenudos” que apuestan por la colaboración y el código abierto como es Linux, un sistema operativo que cualquiera puede descargarse y personalizar sin pagar. Un mono era le símbolo del juicio de 1925, mientras que en el caso de la marca registrada de Linux de 2003 es un divertido pingüino.</text:p>
        <text:p text:style-name="P5">El líder de los fundamentalistas era Darl McBride, quien fue contratado como presidente de SCO hace un año. SCO entonces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se los compró a Novell y esta a su vez a AT&amp;T. El señor McBride, como varios directores de Caldera, había trabajado en Novell y era un devoto mormón, por lo que parecía ser el candidato idóneo para rescatar a la empresa</text:p>
        <text:p text:style-name="P5"/>
        <text:h text:style-name="P14" text:outline-level="2">1.2 Tercer y cuarto párrafo (corregido el día 2-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er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4" text:outline-level="2"><text:soft-page-break/>1.3 Quinto párrafo (corregido el día 2-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Sexto párrafo (corregido el día 8-X-07)</text:h>
        <text:p text:style-name="P5">Sea como fuere, IBM no sólo no mostraba ninguna inclinación a comprar SCO sin que en agosto, IBM le demando a su vez, acusándole de haber violado la licencia de código abierto que rige Linux (que SCO, después de todo, ha estado distribuyendo) y haber infrigido cuatro de las patentes de UNIX, propiedad de IBM. Mientras tanto, SCO había conseguido que todo el mundo le odie. Con ironía, el jefe de Novell, alma mater del señor McBride, le escribió una carta en la que alegaba a SCO sobre lo que tenía o le pertenecía y le pedía a SCO que finalizara con la imprecisión de sus acusaciones. SUSE, el mayor distribuidor de Europa de Linux, llevó a SCO al tribunal de Alemania. Lo mismo hizo Red Hat, el distribuidor más grande del mundo, en Estados Unidos en agosto.</text:p>
        <text:p text:style-name="P5"/>
        <text:h text:style-name="P14" text:outline-level="2">1.5 Sexto párrafo (sin corregir)</text:h>
        <text:p text:style-name="P5">A la mayoría de los amigos del software abierto SCO les negó que líneas de código consideraba problemáticas. “Aquí está estas personas que nos llama piratas pero luego rehusa de decirnos donde y como”, dijo Bruce Perens uno de los evangelistas del código abierto. Después de todo, él comentaba, arreglar la situación era una “tarea fácil”. La “comunidad” de Linux - una gran cantidad de hackers por hobby – simplemente podría acotar las líneas conflictivas en la región de código que afectase y lo reescribirían en horas o días.</text:p>
        <text:p text:style-name="P5"/>
        <text:h text:style-name="P14" text:outline-level="2">1.6 Séptimo párrafo (sin corregir)</text:h>
        <text:p text:style-name="P5">Él mostraría el código, añadía, a cualquiera que firmara un acuerdo de no divulgación – pero ¿qué pasaría si un hacker de Linux viera el código y no guardara el secreto? El 18 de agosto, McBride parece que enseñó unas pocas transparencias con el código parcialmente encriptado en una sala de conferencias de Las Vegas. Alguien hizo fotos y se las enseñó al señor Perens, quien encontró que líneas habían sido publicadas muchas veces desde hace años con una sencilla búsqueda en Google las encontraría. Legalmente, esa foto parece que no podía ser divulgada.</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hanging-chads episode in Florida in 2000</text:p>
            </table:table-cell>
            <table:table-cell table:style-name="Traducciones_5f_Complicadas.C2" office:value-type="string">
              <text:p text:style-name="Table_20_Contents">Se refiere al debate de las tarjetas perforadas de votación de las 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row>
            <table:table-cell table:style-name="Traducciones_5f_Complicadas.A2" office:value-type="string">
              <text:p text:style-name="Table_20_Contents">39</text:p>
            </table:table-cell>
            <table:table-cell table:style-name="Traducciones_5f_Complicadas.A2" office:value-type="string">
              <text:p text:style-name="Table_20_Contents">“Be that as it may, IBM shows absolutely no inclination to buy SCO. Instead, in August, IBM sued right back...”</text:p>
            </table:table-cell>
            <table:table-cell table:style-name="Traducciones_5f_Complicadas.C2" office:value-type="string">
              <text:p text:style-name="Table_20_Contents">Tal como fuere, IBM no sólo no mostraba ninguna intención de comprar SCO, sino que, en agosto le demando a su vez, acusándole...</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infringed four of IBM's own UNIX patents”</text:p>
            </table:table-cell>
            <table:table-cell table:style-name="Traducciones_5f_Complicadas.C2" office:value-type="string">
              <text:p text:style-name="Table_20_Contents">de infrigir cuatro de las patentes UNIX, propiedad de IBM.</text:p>
            </table:table-cell>
          </table:table-row>
          <text:soft-page-break/>
          <table:table-row>
            <table:table-cell table:style-name="Traducciones_5f_Complicadas.A2" office:value-type="string">
              <text:p text:style-name="Table_20_Contents">42</text:p>
            </table:table-cell>
            <table:table-cell table:style-name="Traducciones_5f_Complicadas.A2" office:value-type="string">
              <text:p text:style-name="Table_20_Contents">“SCO has become widely hated”</text:p>
            </table:table-cell>
            <table:table-cell table:style-name="Traducciones_5f_Complicadas.C2" office:value-type="string">
              <text:p text:style-name="Table_20_Contents">SCO ha conseguido que todo el mundo le odie</text:p>
            </table:table-cell>
          </table:table-row>
          <table:table-row>
            <table:table-cell table:style-name="Traducciones_5f_Complicadas.A2" office:value-type="string">
              <text:p text:style-name="Table_20_Contents">43</text:p>
            </table:table-cell>
            <table:table-cell table:style-name="Traducciones_5f_Complicadas.A2" office:value-type="string">
              <text:p text:style-name="Table_20_Contents">“In a cruel irony”</text:p>
            </table:table-cell>
            <table:table-cell table:style-name="Traducciones_5f_Complicadas.C2" office:value-type="string">
              <text:p text:style-name="Table_20_Contents">En una cruel ironía</text:p>
            </table:table-cell>
          </table:table-row>
          <table:table-row>
            <table:table-cell table:style-name="Traducciones_5f_Complicadas.A2" office:value-type="string">
              <text:p text:style-name="Table_20_Contents">44</text:p>
            </table:table-cell>
            <table:table-cell table:style-name="Traducciones_5f_Complicadas.A2" office:value-type="string">
              <text:p text:style-name="Table_20_Contents">“SCO is confused about what is owns and ch challeging SCO to end the “bagueness” of its accusations”</text:p>
            </table:table-cell>
            <table:table-cell table:style-name="Traducciones_5f_Complicadas.C2" office:value-type="string">
              <text:p text:style-name="Table_20_Contents">En la que alegaba que SCO estaba confuso sobre lo que tenía y le pedía.</text:p>
            </table:table-cell>
          </table:table-row>
          <table:table-row>
            <table:table-cell table:style-name="Traducciones_5f_Complicadas.A2" office:value-type="string">
              <text:p text:style-name="Table_20_Contents">45</text:p>
            </table:table-cell>
            <table:table-cell table:style-name="Traducciones_5f_Complicadas.A2" office:value-type="string">
              <text:p text:style-name="Table_20_Contents">“the biggest European distributor of Linux”</text:p>
            </table:table-cell>
            <table:table-cell table:style-name="Traducciones_5f_Complicadas.C2" office:value-type="string">
              <text:p text:style-name="Table_20_Contents">el mayor distribuidor de Europa de Linux</text:p>
            </table:table-cell>
          </table:table-row>
          <table:table-row>
            <table:table-cell table:style-name="Traducciones_5f_Complicadas.A2" office:value-type="string">
              <text:p text:style-name="Table_20_Contents">46</text:p>
            </table:table-cell>
            <table:table-cell table:style-name="Traducciones_5f_Complicadas.A2" office:value-type="string">
              <text:p text:style-name="Table_20_Contents">“In August, Red Hat the world's, did the same in America”</text:p>
            </table:table-cell>
            <table:table-cell table:style-name="Traducciones_5f_Complicadas.C2" office:value-type="string">
              <text:p text:style-name="Table_20_Contents">Lo mismo que hizo Red Hat, el distribuidor más grande del mundo en Estados Unidos.</text:p>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8-X-07</text:user-defined></text:p>
          <text:p text:style-name="P2">Versión: <text:user-defined text:name="Versión">1.7</text:user-defined></text:p>
          <text:p text:style-name="Footer"><text:span text:style-name="T1">Página </text:span><text:span text:style-name="T1"><text:page-number style:num-format="1" text:select-page="current">3</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obre monos y pingüinos</dc:title>
    <dc:description>Trata sobre la lucha entre SCO y Linux</dc:description>
    <dc:subject>Traducción de Textos</dc:subject>
    <meta:keyword>Sobre monos y pingüinos traducción de textos Rosario Plaza rplaza@fi.upm.es</meta:keyword>
    <meta:editing-cycles>1</meta:editing-cycles>
    <meta:editing-duration>PT0S</meta:editing-duration>
    <meta:user-defined meta:name="Autor">Rubén Paje del Pino</meta:user-defined>
    <meta:user-defined meta:name="Versión">1.7</meta:user-defined>
    <meta:user-defined meta:name="Texto">1</meta:user-defined>
    <meta:user-defined meta:name="Última Revisión">8-X-07</meta:user-defined>
    <meta:document-statistic meta:table-count="2" meta:image-count="0" meta:object-count="0" meta:page-count="6" meta:paragraph-count="105" meta:word-count="1550" meta:character-count="8943"/>
  </office:meta>
</office:document-meta>
</file>